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h text:outline-level="1" text:style-name="Heading-1">Entre tus doce y quince años</text:h>
      <text:h text:outline-level="1" text:style-name="Heading-1"/>
      <text:p text:style-name="Normal">En este momento debes de tener muchas dudas sobre la vida, tal vez algunas confusiones y probablemente estés consciente de que tienes una ligera inestabilidad mental y física por que tu cuerpo está cambiando, una esponja dentro de ti se encuentra absorbiendo todo lo que sucede a tu alrededor, alimentándose de conocimiento; sonidos; imágenes; sentimientos; deseos; miedos; gustos; felicidad; odio. Una explosión dentro de ti va modificando tu percepción del mundo real según las buenas y malas experiencias de cada día, ya no eres un niño, ahora tu opinión y decisiones tienen peso, tus acciones afectan a otros, estás lleno de una energía que te va transformar y va sacar a relucir la persona que serás toda tu vida, todos cambiamos con el tiempo pero los cambios giran sobre una esencia que está floreciendo en este momento.</text:p>
      <text:p text:style-name="Normal"/>
      <text:p text:style-name="Normal">Es tu esencia la que va definir características fundamentales como tu carácter, tienes que ser fuerte e inteligente para forjar una raíz fina y resistente de tu persona, cada 5 años vas a voltear atrás en tu pasado y vas a desear haber tomado decisiones diferentes, tienes que pensar bien antes de actuar, tómate el tiempo necesario entre cada decisión a tomar, cada palabra que salga de tu boca y cada emoción que quieras expresar, piensa en qué dirá el tú del futuro. <text:s text:c="1"/></text:p>
      <text:p text:style-name="Normal"/>
      <text:p text:style-name="Normal">Estás creciendo, ya no tienes la libertad de hacer estupideces sin consecuencias como cuando eras más pequeño, deja de ser divertido y tierno para la gente y tus amigos, ahora puedes ser juzgado, criticado y clasificado. Ahora todo es más real y difícil, comienzas a preocuparte por cómo te ves, por lo que dirán de ti y por el impacto que quieres que cause tu imagen. Además de tus nuevas preocupaciones y responsabilidades como persona, tu familia, tus amigos y la sociedad te están dando más trabajo al exigirte que no hagas esto, que hagas aquello, que no seas así, que creas en esto, que seas diferente, incluso que pienses diferente y estas situaciones pueden ser incómodas y llegar a hacerte enojar o confundirte pero por más que la gente intente influir en ti siempre recuerda de la decisión es tuya, al final tú eres libre de elegir quién quieres ser.</text:p>
      <text:p text:style-name="Normal"/>
      <text:p text:style-name="Normal">No te digo esto para darte más preocupaciones, no debes de estresarte, tómalo a la ligera, simplemente se trata de que pienses más allá de lo que percibes y te conozcas a ti m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